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78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29.99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36.02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PageStyle_5f_produtoInternoVetores">
      <style:table-properties table:display="true" style:writing-mode="lr-tb"/>
    </style:style>
    <style:style style:name="ta2" style:family="table" style:master-page-name="PageStyle_5f_matrizDerivadaParcial">
      <style:table-properties table:display="true" style:writing-mode="lr-tb"/>
    </style:style>
    <style:style style:name="ta3" style:family="table" style:master-page-name="PageStyle_5f_multiplicaçãoMatrizes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0cec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6pt" style:font-size-asian="16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6pt" fo:text-shadow="none"/>
    </style:style>
    <style:style style:name="T2" style:family="text">
      <style:text-properties style:font-name="Calibri" style:font-style-complex="normal" style:font-style-asian="normal" style:font-size-complex="16pt" style:font-size-asian="16pt" style:font-name-complex="Calibri" fo:color="#000000" style:text-position="0% 100%" style:text-outline="false" fo:font-style="normal" style:text-line-through-type="none" style:text-underline-style="none" style:text-underline-color="font-color" fo:font-size="16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toInternoVeto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number-columns-repeated="1019" table:default-cell-style-name="ce4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5" office:value-type="float" office:value="0.2909" calcext:value-type="float">
            <text:p>0,2909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Tamanho do vetor</text:p>
          </table:table-cell>
          <table:table-cell table:style-name="ce5" office:value-type="float" office:value="100000000" calcext:value-type="float">
            <text:p>100000000</text:p>
          </table:table-cell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5" office:value-type="float" office:value="0.1734" calcext:value-type="float">
            <text:p>0,1734</text:p>
          </table:table-cell>
          <table:table-cell table:style-name="ce5" office:value-type="float" office:value="0.1438" calcext:value-type="float">
            <text:p>0,1438</text:p>
          </table:table-cell>
          <table:table-cell table:style-name="ce5" office:value-type="float" office:value="0.1431" calcext:value-type="float">
            <text:p>0,1431</text:p>
          </table:table-cell>
          <table:table-cell table:style-name="ce5" office:value-type="float" office:value="0.1392" calcext:value-type="float">
            <text:p>0,139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5" table:formula="of:=[.$B$1]/[.B4]" office:value-type="float" office:value="1.67762399077278" calcext:value-type="float">
            <text:p>1,67762399077278</text:p>
          </table:table-cell>
          <table:table-cell table:style-name="ce5" table:formula="of:=[.$B$1]/[.C4]" office:value-type="float" office:value="2.02294853963839" calcext:value-type="float">
            <text:p>2,02294853963839</text:p>
          </table:table-cell>
          <table:table-cell table:style-name="ce5" table:formula="of:=[.$B$1]/[.D4]" office:value-type="float" office:value="2.03284416491964" calcext:value-type="float">
            <text:p>2,03284416491964</text:p>
          </table:table-cell>
          <table:table-cell table:style-name="ce5" table:formula="of:=[.$B$1]/[.E4]" office:value-type="float" office:value="2.08979885057471" calcext:value-type="float">
            <text:p>2,08979885057471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5" table:formula="of:=[.B5]/[.B3]" office:value-type="float" office:value="0.83881199538639" calcext:value-type="float">
            <text:p>0,83881199538639</text:p>
          </table:table-cell>
          <table:table-cell table:style-name="ce5" table:formula="of:=[.C5]/[.C3]" office:value-type="float" office:value="0.505737134909597" calcext:value-type="float">
            <text:p>0,505737134909597</text:p>
          </table:table-cell>
          <table:table-cell table:style-name="ce5" table:formula="of:=[.D5]/[.D3]" office:value-type="float" office:value="0.254105520614955" calcext:value-type="float">
            <text:p>0,254105520614955</text:p>
          </table:table-cell>
          <table:table-cell table:style-name="ce5" table:formula="of:=[.E5]/[.E3]" office:value-type="float" office:value="0.13061242816092" calcext:value-type="float">
            <text:p>0,130612428160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6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3" office:value-type="string" calcext:value-type="string">
            <text:p>Nº CPU = 2 </text:p>
          </table:covered-table-cell>
          <table:covered-table-cell table:style-name="ce7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3" office:value-type="string" calcext:value-type="string">
            <text:p>Nº Threads = 4</text:p>
          </table:covered-table-cell>
          <table:covered-table-cell table:style-name="ce7"/>
          <table:table-cell table:number-columns-repeated="102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trizDerivadaParcial" table:style-name="ta2">
        <office:forms form:automatic-focus="false" form:apply-design-mode="false"/>
        <table:table-column table:style-name="co1" table:default-cell-style-name="ce4"/>
        <table:table-column table:style-name="co5" table:default-cell-style-name="ce4"/>
        <table:table-column table:style-name="co3" table:number-columns-repeated="3" table:default-cell-style-name="ce4"/>
        <table:table-column table:style-name="co4" table:number-columns-repeated="1019" table:default-cell-style-name="ce4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5" office:value-type="float" office:value="1.0825" calcext:value-type="float">
            <text:p>1,0825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Tamanho da matriz</text:p>
          </table:table-cell>
          <table:table-cell table:style-name="ce5" office:value-type="float" office:value="10000" calcext:value-type="float">
            <text:p>10000</text:p>
          </table:table-cell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5" office:value-type="float" office:value="0.5679" calcext:value-type="float">
            <text:p>0,5679</text:p>
          </table:table-cell>
          <table:table-cell table:style-name="ce5" office:value-type="float" office:value="0.6284" calcext:value-type="float">
            <text:p>0,6284</text:p>
          </table:table-cell>
          <table:table-cell table:style-name="ce5" office:value-type="float" office:value="0.5518" calcext:value-type="float">
            <text:p>0,5518</text:p>
          </table:table-cell>
          <table:table-cell table:style-name="ce5" office:value-type="float" office:value="0.5583" calcext:value-type="float">
            <text:p>0,558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5" table:formula="of:=[.$B$1]/[.B4]" office:value-type="float" office:value="1.90614544814228" calcext:value-type="float">
            <text:p>1,90614544814228</text:p>
          </table:table-cell>
          <table:table-cell table:style-name="ce5" table:formula="of:=[.$B$1]/[.C4]" office:value-type="float" office:value="1.72262889879058" calcext:value-type="float">
            <text:p>1,72262889879058</text:p>
          </table:table-cell>
          <table:table-cell table:style-name="ce5" table:formula="of:=[.$B$1]/[.D4]" office:value-type="float" office:value="1.96176150779268" calcext:value-type="float">
            <text:p>1,96176150779268</text:p>
          </table:table-cell>
          <table:table-cell table:style-name="ce5" table:formula="of:=[.$B$1]/[.E4]" office:value-type="float" office:value="1.93892172667025" calcext:value-type="float">
            <text:p>1,9389217266702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5" table:formula="of:=[.B5]/[.B3]" office:value-type="float" office:value="0.953072724071139" calcext:value-type="float">
            <text:p>0,953072724071139</text:p>
          </table:table-cell>
          <table:table-cell table:style-name="ce5" table:formula="of:=[.C5]/[.C3]" office:value-type="float" office:value="0.430657224697645" calcext:value-type="float">
            <text:p>0,430657224697645</text:p>
          </table:table-cell>
          <table:table-cell table:style-name="ce5" table:formula="of:=[.D5]/[.D3]" office:value-type="float" office:value="0.245220188474085" calcext:value-type="float">
            <text:p>0,245220188474085</text:p>
          </table:table-cell>
          <table:table-cell table:style-name="ce5" table:formula="of:=[.E5]/[.E3]" office:value-type="float" office:value="0.121182607916891" calcext:value-type="float">
            <text:p>0,1211826079168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6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3" office:value-type="string" calcext:value-type="string">
            <text:p>Nº CPU = 2 </text:p>
          </table:covered-table-cell>
          <table:covered-table-cell table:style-name="ce7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3" office:value-type="string" calcext:value-type="string">
            <text:p>Nº Threads = 4</text:p>
          </table:covered-table-cell>
          <table:covered-table-cell table:style-name="ce7"/>
          <table:table-cell table:number-columns-repeated="102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ultiplicaçãoMatrizes" table:style-name="ta3">
        <office:forms form:automatic-focus="false" form:apply-design-mode="false"/>
        <table:table-column table:style-name="co1" table:default-cell-style-name="ce4"/>
        <table:table-column table:style-name="co5" table:default-cell-style-name="ce4"/>
        <table:table-column table:style-name="co3" table:number-columns-repeated="3" table:default-cell-style-name="ce4"/>
        <table:table-column table:style-name="co4" table:number-columns-repeated="1019" table:default-cell-style-name="ce4"/>
        <table:table-row table:style-name="ro1">
          <table:table-cell table:style-name="ce1" office:value-type="string" calcext:value-type="string">
            <text:p><text:span text:style-name="T1">T(1) </text:span><text:span text:style-name="T2">= Tempo de execução em serial</text:span></text:p>
          </table:table-cell>
          <table:table-cell table:style-name="ce5" office:value-type="float" office:value="7.4451" calcext:value-type="float">
            <text:p>7,4451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Tamanho da matriz</text:p>
          </table:table-cell>
          <table:table-cell table:style-name="ce9" office:value-type="float" office:value="1000" calcext:value-type="float">
            <text:p>1,00E+03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N º CPU'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T(p) </text:span><text:span text:style-name="T2">= Tempo de execução em paralelo</text:span></text:p>
          </table:table-cell>
          <table:table-cell table:style-name="ce5" office:value-type="float" office:value="4.0643" calcext:value-type="float">
            <text:p>4,0643</text:p>
          </table:table-cell>
          <table:table-cell table:style-name="ce5" office:value-type="float" office:value="3.8319" calcext:value-type="float">
            <text:p>3,8319</text:p>
          </table:table-cell>
          <table:table-cell table:style-name="ce5" office:value-type="float" office:value="3.9432" calcext:value-type="float">
            <text:p>3,9432</text:p>
          </table:table-cell>
          <table:table-cell table:style-name="ce5" office:value-type="float" office:value="4.0541" calcext:value-type="float">
            <text:p>4,0541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S(p) </text:span><text:span text:style-name="T2">= Speed Up </text:span></text:p>
          </table:table-cell>
          <table:table-cell table:style-name="ce5" table:formula="of:=[.$B$1]/[.B4]" office:value-type="float" office:value="1.83182835912703" calcext:value-type="float">
            <text:p>1,83182835912703</text:p>
          </table:table-cell>
          <table:table-cell table:style-name="ce5" table:formula="of:=[.$B$1]/[.C4]" office:value-type="float" office:value="1.94292648555547" calcext:value-type="float">
            <text:p>1,94292648555547</text:p>
          </table:table-cell>
          <table:table-cell table:style-name="ce5" table:formula="of:=[.$B$1]/[.D4]" office:value-type="float" office:value="1.88808581862447" calcext:value-type="float">
            <text:p>1,88808581862447</text:p>
          </table:table-cell>
          <table:table-cell table:style-name="ce5" table:formula="of:=[.$B$1]/[.E4]" office:value-type="float" office:value="1.83643718704521" calcext:value-type="float">
            <text:p>1,83643718704521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<text:span text:style-name="T1">E(p) </text:span><text:span text:style-name="T2">= Eficiência</text:span></text:p>
          </table:table-cell>
          <table:table-cell table:style-name="ce5" table:formula="of:=[.B5]/[.B3]" office:value-type="float" office:value="0.915914179563516" calcext:value-type="float">
            <text:p>0,915914179563516</text:p>
          </table:table-cell>
          <table:table-cell table:style-name="ce5" table:formula="of:=[.C5]/[.C3]" office:value-type="float" office:value="0.485731621388867" calcext:value-type="float">
            <text:p>0,485731621388867</text:p>
          </table:table-cell>
          <table:table-cell table:style-name="ce5" table:formula="of:=[.D5]/[.D3]" office:value-type="float" office:value="0.236010727328058" calcext:value-type="float">
            <text:p>0,236010727328058</text:p>
          </table:table-cell>
          <table:table-cell table:style-name="ce5" table:formula="of:=[.E5]/[.E3]" office:value-type="float" office:value="0.114777324190326" calcext:value-type="float">
            <text:p>0,1147773241903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6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3" office:value-type="string" calcext:value-type="string">
            <text:p>Nº CPU = 2 </text:p>
          </table:covered-table-cell>
          <table:covered-table-cell table:style-name="ce7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3" office:value-type="string" calcext:value-type="string">
            <text:p>Nº Threads = 4</text:p>
          </table:covered-table-cell>
          <table:covered-table-cell table:style-name="ce7"/>
          <table:table-cell table:number-columns-repeated="102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odutoInternoVetores" style:display-name="PageStyle_produtoInternoVe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rizDerivadaParcial" style:display-name="PageStyle_matrizDerivadaPar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plicaçãoMatrizes" style:display-name="PageStyle_multiplicaçãoMatriz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0:31:30</meta:creation-date>
    <meta:initial-creator>Vinicius</meta:initial-creator>
    <dc:language>pt-BR</dc:language>
    <dc:date>2019-12-05T06:44:58.551061057</dc:date>
    <meta:editing-cycles>3</meta:editing-cycles>
    <meta:editing-duration>PT7H12M25S</meta:editing-duration>
    <meta:generator>LibreOffice/6.0.7.3$Linux_X86_64 LibreOffice_project/00m0$Build-3</meta:generator>
    <meta:document-statistic meta:table-count="3" meta:cell-count="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